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ahoma2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itatförteckingsrubrik">
      <style:paragraph-properties>
        <style:tab-stops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</style:tab-stops>
      </style:paragraph-properties>
      <style:text-properties style:font-name="Courier New" fo:language="sv" fo:country="SE"/>
    </style:style>
    <style:style style:name="P2" style:family="paragraph" style:parent-style-name="citatförteckingsrubrik">
      <style:paragraph-properties>
        <style:tab-stops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</style:tab-stops>
      </style:paragraph-properties>
      <style:text-properties style:font-name="Courier New" fo:font-size="16pt" fo:language="sv" fo:country="SE" style:font-size-asian="16pt"/>
    </style:style>
    <style:style style:name="P3" style:family="paragraph" style:parent-style-name="Standard">
      <style:paragraph-properties fo:line-height="150%" fo:hyphenation-ladder-count="no-limit">
        <style:tab-stops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</style:tab-stops>
      </style:paragraph-properties>
      <style:text-properties style:font-name="Courier New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</style:tab-stops>
      </style:paragraph-properties>
      <style:text-properties style:font-name="Courier New" fo:font-size="10pt" fo:language="de" fo:country="DE" style:font-size-asian="10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</style:tab-stops>
      </style:paragraph-properties>
      <style:text-properties style:font-name="Courier New" fo:font-size="10pt" style:font-size-asian="10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</style:tab-stops>
      </style:paragraph-properties>
      <style:text-properties style:font-name="Courier New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</style:tab-stops>
      </style:paragraph-properties>
      <style:text-properties style:font-name="Courier New" fo:font-size="4pt" style:font-size-asian="4pt" style:font-size-complex="4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</style:tab-stops>
      </style:paragraph-properties>
      <style:text-properties style:font-name="Courier New" style:text-underline-style="solid" style:text-underline-width="auto" style:text-underline-color="font-color" style:font-size-complex="12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</style:tab-stops>
      </style:paragraph-properties>
      <style:text-properties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hyphenation-ladder-count="no-limit" fo:break-before="page">
        <style:tab-stops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</style:tab-stops>
      </style:paragraph-properties>
      <style:text-properties style:font-name="Courier New" fo:hyphenate="false" fo:hyphenation-remain-char-count="2" fo:hyphenation-push-char-count="2" loext:hyphenation-no-caps="false"/>
    </style:style>
    <style:style style:name="P11" style:family="paragraph" style:parent-style-name="Standard" style:master-page-name="Standard">
      <style:paragraph-properties fo:line-height="150%" fo:hyphenation-ladder-count="no-limit" style:page-number="auto">
        <style:tab-stops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</style:tab-stops>
      </style:paragraph-properties>
      <style:text-properties style:font-name="Courier New" fo:font-weight="bold" style:font-weight-asian="bold" fo:hyphenate="false" fo:hyphenation-remain-char-count="2" fo:hyphenation-push-char-count="2" loext:hyphenation-no-caps="false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de" fo:country="DE" fo:font-weight="bold" style:font-weight-asian="bold"/>
    </style:style>
    <style:style style:name="T3" style:family="text">
      <style:text-properties style:font-name="Courier New" fo:language="de" fo:country="DE" fo:font-weight="bold" officeooo:rsid="000bf6b5" style:font-weight-asian="bold"/>
    </style:style>
    <style:style style:name="T4" style:family="text">
      <style:text-properties style:font-name="Courier New" style:text-underline-style="solid" style:text-underline-width="auto" style:text-und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officeooo:rsid="000bf6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mber Biosciences AB </text:p>
      <text:p text:style-name="P3">Org. nr. 556755-7763</text:p>
      <text:p text:style-name="P3"/>
      <text:p text:style-name="P9">Protokoll fört vid årsstämma med aktieägaren i Amber Biosciences AB ,<text:span text:style-name="T2"> Lund 202</text:span><text:span text:style-name="T3">1</text:span><text:span text:style-name="T2">- </text:span><text:span text:style-name="T3">Juni</text:span><text:span text:style-name="T2"> </text:span><text:span text:style-name="T3">21</text:span></text:p>
      <text:p text:style-name="P4"/>
      <text:p text:style-name="P4"/>
      <text:p text:style-name="P9"><text:span text:style-name="T4">Närvarande</text:span><text:span text:style-name="T1">: <text:s text:c="19"/></text:span><text:span text:style-name="T4">Aktier</text:span><text:span text:style-name="T1"> <text:s text:c="7"/></text:span><text:span text:style-name="T4">Röster</text:span><text:span text:style-name="T1"> </text:span></text:p>
      <text:p text:style-name="P6">Elias Moberger <text:s text:c="18"/>0 <text:s text:c="12"/>0</text:p>
      <text:p text:style-name="P6">Morten Krogh <text:s text:c="20"/>1000 <text:s text:c="9"/>1000</text:p>
      <text:p text:style-name="P6"><text:s text:c="32"/>===== <text:s text:c="8"/>=====</text:p>
      <text:p text:style-name="P6"><text:s text:c="32"/>1.000 <text:s text:c="8"/>1.000 </text:p>
      <text:p text:style-name="P6"/>
      <text:p text:style-name="P7"/>
      <text:p text:style-name="P6">Samtliga aktier i bolaget var således representerade. </text:p>
      <text:p text:style-name="P1"><text:s/></text:p>
      <text:p text:style-name="P9"><text:span text:style-name="T4">Vid protokollet</text:span><text:span text:style-name="T1">: </text:span></text:p>
      <text:p text:style-name="P6">Morten Krogh</text:p>
      <text:p text:style-name="P1"/>
      <text:p text:style-name="P2"/>
      <text:p text:style-name="P6"><text:s text:c="31"/>§ 1 </text:p>
      <text:p text:style-name="P9"><text:span text:style-name="T4">Beslöts</text:span><text:span text:style-name="T1">: </text:span></text:p>
      <text:p text:style-name="P6">att <text:s/>utse Morten Krogh till ordförande vid stämman, </text:p>
      <text:p text:style-name="P6">att <text:s/>godkänna dagordningen,</text:p>
      <text:p text:style-name="P6">att <text:s/>godkänna förestående förteckning såsom röstlängd vid </text:p>
      <text:p text:style-name="P6"><text:s text:c="5"/>stämman, </text:p>
      <text:p text:style-name="P6">att <text:s/>stämman skulle anses vara i laga ordning utlyst samt </text:p>
      <text:p text:style-name="P6">att <text:s/>dagens protokoll skulle justeras av <text:span text:style-name="T7">Elias Moberger</text:span>. </text:p>
      <text:p text:style-name="P6"/>
      <text:p text:style-name="P6"><text:s/></text:p>
      <text:p text:style-name="P6"/>
      <text:p text:style-name="P6"><text:s text:c="31"/>§ 2 </text:p>
      <text:p text:style-name="P6"/>
      <text:p text:style-name="P6">Föredrogs årsredovisningen och revisionsberättelsen för </text:p>
      <text:p text:style-name="P6">räkenskapsåret 20<text:span text:style-name="T7">20</text:span>-05-01--202<text:span text:style-name="T7">1</text:span>-04-30. </text:p>
      <text:p text:style-name="P1"><text:s/></text:p>
      <text:p text:style-name="P9"><text:span text:style-name="T4">Beslöts</text:span><text:span text:style-name="T1">: </text:span></text:p>
      <text:p text:style-name="P6">att <text:s/>fastställa resultaträkningen och balansräkningen, </text:p>
      <text:p text:style-name="P6">att <text:s/>disponera vinsten enligt förslaget i förvaltnings-</text:p>
      <text:p text:style-name="P6"><text:s text:c="5"/>berättelsen,</text:p>
      <text:p text:style-name="P6">att <text:s/>bevilja vinstutdelning enligt förslaget i förvaltnings-</text:p>
      <text:p text:style-name="P6"><text:s text:c="5"/>berättelsen samt</text:p>
      <text:p text:style-name="P6">att <text:s/>bevilja styrelsens ledamöter ansvarsfrihet för räken-</text:p>
      <text:p text:style-name="P6"><text:s text:c="5"/>skapsåret.</text:p>
      <text:p text:style-name="P6"/>
      <text:p text:style-name="P6"/>
      <text:p text:style-name="P6"><text:s text:c="28"/>§ 3</text:p>
      <text:p text:style-name="P9"><text:span text:style-name="T4">Beslöts</text:span><text:span text:style-name="T1">: </text:span></text:p>
      <text:p text:style-name="P6">att <text:s/>arvode inte skulle utgå till styrelsen. </text:p>
      <text:p text:style-name="P6"/>
      <text:p text:style-name="P10"/>
      <text:p text:style-name="P6"><text:s text:c="30"/>§ 4</text:p>
      <text:p text:style-name="P6"/>
      <text:p text:style-name="P6">Till styrelse valdes: </text:p>
      <text:p text:style-name="P6"><text:s/></text:p>
      <text:p text:style-name="P9"><text:span text:style-name="T4">till styrelseledamot</text:span><text:span text:style-name="T1">: <text:s text:c="11"/>Morten Krogh</text:span></text:p>
      <text:p text:style-name="P9"><text:span text:style-name="T4">till styrelseledamot</text:span><text:span text:style-name="T1">: <text:s text:c="11"/>Ann-Sofie Albrekt</text:span></text:p>
      <text:p text:style-name="P5"><text:span text:style-name="T6">till styrelseledamot</text:span><text:span text:style-name="T5">: <text:s text:c="11"/>Elias Moberger</text:span></text:p>
      <text:p text:style-name="P5"/>
      <text:p text:style-name="P6"/>
      <text:p text:style-name="P8"/>
      <text:p text:style-name="P8"/>
      <text:p text:style-name="P6"><text:s text:c="30"/>§ 5 </text:p>
      <text:p text:style-name="P6"/>
      <text:p text:style-name="P6">Det antecknades att samtliga vid stämman fattade beslut </text:p>
      <text:p text:style-name="P6">varit enhälliga. </text:p>
      <text:p text:style-name="P6"><text:s/></text:p>
      <text:p text:style-name="P6"/>
      <text:p text:style-name="P6">Vidare förekom ej. </text:p>
      <text:p text:style-name="P6"><text:s/></text:p>
      <text:p text:style-name="P6"/>
      <text:p text:style-name="P6">Lund som ovan</text:p>
      <text:p text:style-name="P6"><text:s/></text:p>
      <text:p text:style-name="P6">Morten Krogh </text:p>
      <text:p text:style-name="P6"/>
      <text:p text:style-name="P6"/>
      <text:p text:style-name="P6"/>
      <text:p text:style-name="P6">Justerat: </text:p>
      <text:p text:style-name="P6"/>
      <text:p text:style-name="P6"/>
      <text:p text:style-name="P6">Elias Moberg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ahoma2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loext:opacity="0%" style:font-name="Courier" fo:font-family="Courier, 'Courier New'" style:font-family-generic="modern" fo:font-size="12pt" fo:language="sv" fo:country="SE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innehåll_20_1" style:display-name="innehåll 1" style:family="paragraph" style:parent-style-name="Standard">
      <style:paragraph-properties fo:margin-left="1.27cm" fo:margin-right="1.27cm" fo:margin-top="0.847cm" fo:margin-bottom="0cm" style:contextual-spacing="false" fo:hyphenation-ladder-count="no-limit" fo:text-indent="-1.27cm" style:auto-text-indent="false">
        <style:tab-stops>
          <style:tab-stop style:position="17.145cm" style:leader-style="dotted" style:leader-text="."/>
          <style:tab-stop style:position="17.78cm" style:type="right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innehåll_20_2" style:display-name="innehåll 2" style:family="paragraph" style:parent-style-name="Standard">
      <style:paragraph-properties fo:margin-left="2.54cm" fo:margin-right="1.27cm" fo:hyphenation-ladder-count="no-limit" fo:text-indent="-1.27cm" style:auto-text-indent="false">
        <style:tab-stops>
          <style:tab-stop style:position="18.415cm" style:leader-style="dotted" style:leader-text="."/>
          <style:tab-stop style:position="19.05cm" style:type="right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innehåll_20_3" style:display-name="innehåll 3" style:family="paragraph" style:parent-style-name="Standard">
      <style:paragraph-properties fo:margin-left="3.81cm" fo:margin-right="1.27cm" fo:hyphenation-ladder-count="no-limit" fo:text-indent="-1.27cm" style:auto-text-indent="false">
        <style:tab-stops>
          <style:tab-stop style:position="19.685cm" style:leader-style="dotted" style:leader-text="."/>
          <style:tab-stop style:position="20.32cm" style:type="right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innehåll_20_4" style:display-name="innehåll 4" style:family="paragraph" style:parent-style-name="Standard">
      <style:paragraph-properties fo:margin-left="5.08cm" fo:margin-right="1.27cm" fo:hyphenation-ladder-count="no-limit" fo:text-indent="-1.27cm" style:auto-text-indent="false">
        <style:tab-stops>
          <style:tab-stop style:position="20.955cm" style:leader-style="dotted" style:leader-text="."/>
          <style:tab-stop style:position="21.59cm" style:type="right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innehåll_20_5" style:display-name="innehåll 5" style:family="paragraph" style:parent-style-name="Standard">
      <style:paragraph-properties fo:margin-left="6.35cm" fo:margin-right="1.27cm" fo:hyphenation-ladder-count="no-limit" fo:text-indent="-1.27cm" style:auto-text-indent="false">
        <style:tab-stops>
          <style:tab-stop style:position="22.225cm" style:leader-style="dotted" style:leader-text="."/>
          <style:tab-stop style:position="22.86cm" style:type="right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innehåll_20_6" style:display-name="innehåll 6" style:family="paragraph" style:parent-style-name="Standard">
      <style:paragraph-properties fo:margin-left="1.27cm" fo:margin-right="0cm" fo:hyphenation-ladder-count="no-limit" fo:text-indent="-1.27cm" style:auto-text-indent="false">
        <style:tab-stops>
          <style:tab-stop style:position="17.145cm"/>
          <style:tab-stop style:position="17.78cm" style:type="right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innehåll_20_7" style:display-name="innehåll 7" style:family="paragraph" style:parent-style-name="Standard">
      <style:paragraph-properties fo:margin-left="1.27cm" fo:margin-right="0cm" fo:hyphenation-ladder-count="no-limit" fo:text-indent="-1.27cm" style:auto-text-indent="false"/>
      <style:text-properties fo:language="en" fo:country="US" fo:hyphenate="false" fo:hyphenation-remain-char-count="2" fo:hyphenation-push-char-count="2" loext:hyphenation-no-caps="false"/>
    </style:style>
    <style:style style:name="innehåll_20_8" style:display-name="innehåll 8" style:family="paragraph" style:parent-style-name="Standard">
      <style:paragraph-properties fo:margin-left="1.27cm" fo:margin-right="0cm" fo:hyphenation-ladder-count="no-limit" fo:text-indent="-1.27cm" style:auto-text-indent="false">
        <style:tab-stops>
          <style:tab-stop style:position="17.145cm"/>
          <style:tab-stop style:position="17.78cm" style:type="right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innehåll_20_9" style:display-name="innehåll 9" style:family="paragraph" style:parent-style-name="Standard">
      <style:paragraph-properties fo:margin-left="1.27cm" fo:margin-right="0cm" fo:hyphenation-ladder-count="no-limit" fo:text-indent="-1.27cm" style:auto-text-indent="false">
        <style:tab-stops>
          <style:tab-stop style:position="17.145cm" style:leader-style="dotted" style:leader-text="."/>
          <style:tab-stop style:position="17.78cm" style:type="right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Index_20_1" style:display-name="Index 1" style:family="paragraph" style:parent-style-name="Standard" style:next-style-name="Standard" style:class="index">
      <style:paragraph-properties fo:margin-left="2.54cm" fo:margin-right="1.27cm" fo:hyphenation-ladder-count="no-limit" fo:text-indent="-2.54cm" style:auto-text-indent="false">
        <style:tab-stops>
          <style:tab-stop style:position="18.415cm" style:leader-style="dotted" style:leader-text="."/>
          <style:tab-stop style:position="19.05cm" style:type="right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Index_20_2" style:display-name="Index 2" style:family="paragraph" style:parent-style-name="Standard" style:next-style-name="Standard" style:class="index">
      <style:paragraph-properties fo:margin-left="2.54cm" fo:margin-right="1.27cm" fo:hyphenation-ladder-count="no-limit" fo:text-indent="-1.27cm" style:auto-text-indent="false">
        <style:tab-stops>
          <style:tab-stop style:position="18.415cm" style:leader-style="dotted" style:leader-text="."/>
          <style:tab-stop style:position="19.05cm" style:type="right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54cm" fo:margin-bottom="1.69cm" fo:margin-left="2.54cm" fo:margin-right="1.0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Ordinarie bolagsstämmoprotokoll, Falloppio AB</dc:title>
    <meta:initial-creator>Heléne Selsmark</meta:initial-creator>
    <meta:creation-date>2006-12-12T09:15:00</meta:creation-date>
    <dc:date>2021-06-20T14:08:52.179096332</dc:date>
    <meta:print-date>2006-05-22T16:50:00</meta:print-date>
    <meta:editing-cycles>18</meta:editing-cycles>
    <meta:editing-duration>PT2H51M37S</meta:editing-duration>
    <meta:generator>LibreOffice/7.0.1.2$MacOSX_X86_64 LibreOffice_project/7cbcfc562f6eb6708b5ff7d7397325de9e764452</meta:generator>
    <meta:document-statistic meta:table-count="0" meta:image-count="0" meta:object-count="0" meta:page-count="2" meta:paragraph-count="53" meta:word-count="178" meta:character-count="1661" meta:non-whitespace-character-count="1119"/>
  </office:meta>
</office:document-meta>
</file>